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5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3.2cm" svg:x="1cm" svg:y="1cm">
          <text:p text:style-name="P1">User 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cm" svg:y1="4.3cm" svg:x2="3.9cm" svg:y2="6.8cm">
          <text:p/>
        </draw:line>
        <draw:custom-shape draw:style-name="gr1" draw:text-style-name="P1" draw:layer="layout" svg:width="5.7cm" svg:height="3.2cm" svg:x="1cm" svg:y="6.8cm">
          <text:p text:style-name="P1">Read user 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cm" svg:y1="10cm" svg:x2="3.9cm" svg:y2="12.5cm">
          <text:p/>
        </draw:line>
        <draw:custom-shape draw:style-name="gr1" draw:text-style-name="P1" draw:layer="layout" svg:width="5.7cm" svg:height="3.2cm" svg:x="1cm" svg:y="12.4cm">
          <text:p text:style-name="P1">Convert </text:p>
          <text:p text:style-name="P1">user input </text:p>
          <text:p text:style-name="P1">to binary cod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cm" svg:y1="15.6cm" svg:x2="3.9cm" svg:y2="18.1cm">
          <text:p/>
        </draw:line>
        <draw:custom-shape draw:style-name="gr1" draw:text-style-name="P1" draw:layer="layout" svg:width="5.7cm" svg:height="3.2cm" svg:x="1cm" svg:y="18cm">
          <text:p text:style-name="P1">Calculate number </text:p>
          <text:p text:style-name="P1">of parity bits </text:p>
          <text:p text:style-name="P1">require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cm" svg:y1="21.2cm" svg:x2="3.9cm" svg:y2="23.7cm">
          <text:p/>
        </draw:line>
        <draw:custom-shape draw:style-name="gr1" draw:text-style-name="P1" xml:id="id1" draw:id="id1" draw:layer="layout" svg:width="5.7cm" svg:height="3.2cm" svg:x="0.98cm" svg:y="23.6cm">
          <text:p text:style-name="P1">Generate new </text:p>
          <text:p text:style-name="P1">code before </text:p>
          <text:p text:style-name="P1">en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7cm" svg:height="3.2cm" svg:x="14.6cm" svg:y="13.6cm">
          <text:p text:style-name="P1">Calculate value </text:p>
          <text:p text:style-name="P1">of each </text:p>
          <text:p text:style-name="P1">parity bit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cm" svg:y1="16.8cm" svg:x2="17.5cm" svg:y2="19.3cm">
          <text:p/>
        </draw:line>
        <draw:custom-shape draw:style-name="gr1" draw:text-style-name="P1" draw:layer="layout" svg:width="5.7cm" svg:height="3.2cm" svg:x="14.6cm" svg:y="19.3cm">
          <text:p text:style-name="P1">Output to </text:p>
          <text:p text:style-name="P1">Text area to </text:p>
          <text:p text:style-name="P1">show the code </text:p>
          <text:p text:style-name="P1">after encode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cm" svg:height="3.2cm" svg:x="7.6cm" svg:y="9.3cm">
          <text:p text:style-name="P1"><text:s/>Set parity </text:p>
          <text:p text:style-name="P1">bits to 0 for now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68cm" svg:y1="25.2cm" svg:x2="10.45cm" svg:y2="12.5cm" draw:start-shape="id1" draw:start-glue-point="1" draw:end-shape="id2" draw:end-glue-point="2" svg:d="M6680 25200l3770-12700" svg:viewBox="0 0 3771 12701">
          <text:p/>
        </draw:connector>
        <draw:connector draw:style-name="gr2" draw:text-style-name="P2" draw:layer="layout" draw:type="line" svg:x1="13.3cm" svg:y1="10.9cm" svg:x2="17.45cm" svg:y2="13.6cm" draw:start-shape="id2" draw:start-glue-point="1" draw:end-shape="id3" draw:end-glue-point="0" svg:d="M13300 10900l4150 2700" svg:viewBox="0 0 415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2:59:36.534377447</meta:creation-date>
    <dc:date>2017-08-26T08:57:17.376000000</dc:date>
    <meta:editing-duration>PT5M23S</meta:editing-duration>
    <meta:editing-cycles>3</meta:editing-cycles>
    <meta:generator>LibreOffice/5.3.4.2$Windows_X86_64 LibreOffice_project/f82d347ccc0be322489bf7da61d7e4ad13fe2ff3</meta:generator>
    <meta:document-statistic meta:object-count="15"/>
  </office:meta>
</office:document-meta>
</file>